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tthew Meneghini</text:p>
      <text:p text:style-name="Standard">NS-299-12F</text:p>
      <text:p text:style-name="Standard">Hampshire College Arcade Table of Contents</text:p>
      <text:p text:style-name="Standard"/>
      <text:p text:style-name="Standard">This portfolio contains a number of documents. <text:s/>The documents come in the following file formats:</text:p>
      <text:p text:style-name="Standard">Word Processin: .odt – native for LibreOffice, OpenOffice, and NeoOffice</text:p>
      <text:p text:style-name="Standard">Exported: .pdf – fairly well-known; .obj – a modeling file format used by a number of animation suites</text:p>
      <text:p text:style-name="Standard">Modeling: .blend – used by the Blender animation program</text:p>
      <text:p text:style-name="Standard">Images: .png – common image storage format.</text:p>
      <text:p text:style-name="Standard"/>
      <text:list xml:id="list396407192" text:style-name="L4">
        <text:list-item>
          <text:p text:style-name="P3">Table of Contents and Study Plan</text:p>
          <text:list>
            <text:list-item>
              <text:p text:style-name="P3">This document.</text:p>
            </text:list-item>
          </text:list>
        </text:list-item>
        <text:list-item>
          <text:p text:style-name="P3">Final Reflection and Summary</text:p>
          <text:list>
            <text:list-item>
              <text:p text:style-name="P3">final-reflection.pdf</text:p>
            </text:list-item>
          </text:list>
        </text:list-item>
        <text:list-item>
          <text:p text:style-name="P3">Process Summary</text:p>
          <text:list>
            <text:list-item>
              <text:p text:style-name="P3">process.pdf</text:p>
            </text:list-item>
          </text:list>
        </text:list-item>
        <text:list-item>
          <text:p text:style-name="P3">Charter</text:p>
          <text:list>
            <text:list-item>
              <text:p text:style-name="P3">HC-Arcade-charter.pdf</text:p>
            </text:list-item>
          </text:list>
        </text:list-item>
        <text:list-item>
          <text:p text:style-name="P3">Charter-revised</text:p>
          <text:list>
            <text:list-item>
              <text:p text:style-name="P3">HC-Arcade-charter-rev1.pdf</text:p>
            </text:list-item>
          </text:list>
        </text:list-item>
        <text:list-item>
          <text:p text:style-name="P3">Product – models</text:p>
          <text:list>
            <text:list-item>
              <text:p text:style-name="P3">model.blend, model-roughdraft.obj</text:p>
            </text:list-item>
          </text:list>
        </text:list-item>
        <text:list-item>
          <text:p text:style-name="P3">Product – static image</text:p>
          <text:list>
            <text:list-item>
              <text:p text:style-name="P3">final.png</text:p>
            </text:list-item>
          </text:list>
        </text:list-item>
      </text:list>
      <text:p text:style-name="Standard"/>
      <text:p text:style-name="Standard"/>
      <text:p text:style-name="Standard">My original project goals and description is contained below:</text:p>
      <text:p text:style-name="Standard"/>
      <text:p text:style-name="Standard"><text:tab/>My NS-299 will cover and credit my management of my work on the Hampshire College Arcade project. <text:s/>The Hampshire College Arcade project is an attempt to create a gallery space for game development students through a physical console in the Bridge Cafe. <text:s/>The project was started last semester in Social Entrepreneurship (IA/LM - 238), taught by Megan Briggs; who will continue to evaluate and assist the project. <text:s/></text:p>
      <text:p text:style-name="Standard"/>
      <text:p text:style-name="Standard"><text:tab/>I have broken down the project into four major components: College, Student, Installation and Computer. <text:s/>The College provides funding opportunities and controls the buildings and spaces on Hampshire. Student interest and collaboration on the project - including student development of games and submission of feedback – is crucial to the project's viability. The Installation component encompasses the physical arcade cabinet including the frame, walls, internal braces, paintjob and aesthetics. The Computer elements include the monitor, controls, sound system, power supply, mainboard, memory, etc.,. <text:s/>My NS-299 will track the progress of the project generally, while also providing an avenue for work on specific elements; such as the arcade interface.</text:p>
      <text:p text:style-name="Standard"/>
      <text:p text:style-name="Standard">The final portfolio will contain the each of the following:</text:p>
      <text:list xml:id="list1730861833" text:style-name="L1">
        <text:list-item>
          <text:p text:style-name="P1">Portfolio table of contents</text:p>
        </text:list-item>
        <text:list-item>
          <text:p text:style-name="P1">Project introduction (this document)</text:p>
        </text:list-item>
        <text:list-item>
          <text:p text:style-name="P1">Summary essay addressing: project description, reflection, and self-evaluation</text:p>
        </text:list-item>
        <text:list-item>
          <text:p text:style-name="P1"><text:soft-page-break/>Future plans / project continuation document</text:p>
        </text:list-item>
        <text:list-item>
          <text:p text:style-name="P1">Semester Product</text:p>
        </text:list-item>
      </text:list>
      <text:p text:style-name="Standard"/>
      <text:p text:style-name="Standard"/>
      <text:p text:style-name="Standard">The Semester Product will the capstone of the semester and represents the status of the arcade project by the end of the semester. <text:s/>The Semester Product will demonstrate meaningful progress on one or more project elements. <text:s/>Examples of a product might be:</text:p>
      <text:list xml:id="list1849525744" text:style-name="L3">
        <text:list-item>
          <text:p text:style-name="P2">a detailed blueprint for a cabinet</text:p>
        </text:list-item>
        <text:list-item>
          <text:p text:style-name="P2">a design or implementation of a user interface program for the arcade</text:p>
        </text:list-item>
        <text:list-item>
          <text:p text:style-name="P2">funding commitments and a permission to build</text:p>
        </text:list-item>
        <text:list-item>
          <text:p text:style-name="P2">a model or attempt at building a cabinet</text:p>
        </text:list-item>
        <text:list-item>
          <text:p text:style-name="P2">a process description / deconstruction of the project if the product encounters setbacks</text:p>
        </text:list-item>
      </text:list>
      <text:p text:style-name="Standard"/>
      <text:p text:style-name="Standard">The final portfolio may also contain:</text:p>
      <text:list xml:id="list1084031482" text:continue-list="list1730861833" text:style-name="L1">
        <text:list-item>
          <text:p text:style-name="P1">A concise transcript or list of all activities in the NS-299 not given their own portfolio entry (descriptions of smaller items and process work)</text:p>
        </text:list-item>
        <text:list-item>
          <text:p text:style-name="P1"><text:s/>entries for activities in the four project components</text:p>
        </text:list-item>
        <text:list-item>
          <text:p text:style-name="P1">assorted process documentation</text:p>
        </text:list-item>
      </text:list>
      <text:p text:style-name="Standard"/>
      <text:p text:style-name="Standard">I will attempt to assemble a physical portfolio by Thursday, December 13 2012; failing this I will send an electronic copy by Sunday, December 16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Meneghini</meta:initial-creator>
    <meta:creation-date>2012-12-14T22:36:11</meta:creation-date>
    <dc:date>2012-12-15T00:05:56</dc:date>
    <dc:creator>Matthew Meneghini</dc:creator>
    <meta:editing-duration>PT1H28M44S</meta:editing-duration>
    <meta:editing-cycles>14</meta:editing-cycles>
    <meta:generator>LibreOffice/3.5$Linux_X86_64 LibreOffice_project/350m1$Build-2</meta:generator>
    <meta:document-statistic meta:table-count="0" meta:image-count="0" meta:object-count="0" meta:page-count="2" meta:paragraph-count="42" meta:word-count="498" meta:character-count="3174" meta:non-whitespace-character-count="2733"/>
  </office:meta>
</office:document-meta>
</file>